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7T11:48:55</meta:creation-date>
    <dc:date>2012-05-27T11:49:25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3.5$Linux_X86_64 LibreOffice_project/350m1$Build-2</meta:generator>
  </office:meta>
</office:document-meta>
</file>